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24_11-52-34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24_13-20-22_000.jpg</text:p>
          </table:table-cell>
          <table:table-cell table:style-name="ce19" office:value-type="string">
            <text:p>:m 1*1 RES / JVEMV6 64#90_?? / 『日本の思想　１３　新井白石集　折りたく柴の記』 著者=新井白石、桑原武夫、編集 / p.261 / w:~,topic:1704年（基歴）；村田十郎右衛門 / N~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3]=&quot;&quot;;[.C3];CONCATENATE([.C3];&quot; / &quot;;[.E3]))" office:value-type="string" office:string-value=":m 1*1 RES / JVEMV6 64#90_?? / 『日本の思想　１３　新井白石集　折りたく柴の記』 著者=新井白石、桑原武夫、編集 / p.261 / w:~,topic:1704年（基歴）；村田十郎右衛門 / N~">
            <text:p>:m 1*1 RES / JVEMV6 64#90_?? / 『日本の思想　１３　新井白石集　折りたく柴の記』 著者=新井白石、桑原武夫、編集 / p.261 / w:~,topic:1704年（基歴）；村田十郎右衛門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4_14-54-15_000.jpg</text:p>
          </table:table-cell>
          <table:table-cell table:style-name="ce19" office:value-type="string">
            <text:p>:m 1*1 RES / JVEMV6 64#94_?? / 『新釈漢文大系　３７　近思録』 著者=市川安司 / p.6 / w:~,topic:陰陽；剛柔 / N~</text:p>
          </table:table-cell>
          <table:table-cell table:style-name="ce18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6" table:formula="of:=IF([.E4]=&quot;&quot;;[.C4];CONCATENATE([.C4];&quot; / &quot;;[.E4]))" office:value-type="string" office:string-value=":m 1*1 RES / JVEMV6 64#94_?? / 『新釈漢文大系　３７　近思録』 著者=市川安司 / p.6 / w:~,topic:陰陽；剛柔 / N~">
            <text:p>:m 1*1 RES / JVEMV6 64#94_?? / 『新釈漢文大系　３７　近思録』 著者=市川安司 / p.6 / w:~,topic:陰陽；剛柔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4_15-43-40_001.jpg</text:p>
          </table:table-cell>
          <table:table-cell table:style-name="ce19" office:value-type="string">
            <text:p>:m 東和 PHOTO / 210225th / 神田駅 / 千代田区内神田１丁目計画 / １名 / アイアール電気（大豊建設） / 指示書</text:p>
          </table:table-cell>
          <table:table-cell table:style-name="ce19"/>
          <table:table-cell table:style-name="ce4"/>
          <table:table-cell table:style-name="ce4"/>
          <table:table-cell table:style-name="ce36" table:formula="of:=IF([.E5]=&quot;&quot;;[.C5];CONCATENATE([.C5];&quot; / &quot;;[.E5]))" office:value-type="string" office:string-value=":m 東和 PHOTO / 210225th / 神田駅 / 千代田区内神田１丁目計画 / １名 / アイアール電気（大豊建設） / 指示書">
            <text:p>:m 東和 PHOTO / 210225th / 神田駅 / 千代田区内神田１丁目計画 / １名 / アイアール電気（大豊建設） / 指示書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4_15-43-46_001.jpg</text:p>
          </table:table-cell>
          <table:table-cell table:style-name="ce19" office:value-type="string">
            <text:p>:m 東和 PHOTO / 210225th / 神田駅 / 千代田区内神田１丁目計画 / １名 / アイアール電気（大豊建設） / 指示書</text:p>
          </table:table-cell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string" office:string-value=":m 東和 PHOTO / 210225th / 神田駅 / 千代田区内神田１丁目計画 / １名 / アイアール電気（大豊建設） / 指示書">
            <text:p>:m 東和 PHOTO / 210225th / 神田駅 / 千代田区内神田１丁目計画 / １名 / アイアール電気（大豊建設） / 指示書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24_15-43-55_000.jpg</text:p>
          </table:table-cell>
          <table:table-cell table:style-name="ce19" office:value-type="string">
            <text:p>:m 東和 PHOTO / 210225th / 神田駅 / 千代田区内神田１丁目計画 / １名 / アイアール電気（大豊建設） / 指示書</text:p>
          </table:table-cell>
          <table:table-cell table:style-name="ce18"/>
          <table:table-cell table:style-name="ce4"/>
          <table:table-cell table:style-name="ce4"/>
          <table:table-cell table:style-name="ce36" table:formula="of:=IF([.E7]=&quot;&quot;;[.C7];CONCATENATE([.C7];&quot; / &quot;;[.E7]))" office:value-type="string" office:string-value=":m 東和 PHOTO / 210225th / 神田駅 / 千代田区内神田１丁目計画 / １名 / アイアール電気（大豊建設） / 指示書">
            <text:p>:m 東和 PHOTO / 210225th / 神田駅 / 千代田区内神田１丁目計画 / １名 / アイアール電気（大豊建設） / 指示書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24_15-56-46_000.jpg</text:p>
          </table:table-cell>
          <table:table-cell table:style-name="ce19" office:value-type="string">
            <text:p>:m 東和 PHOTO / 210225th / 神田駅 / 千代田区内神田１丁目計画 / １名 / アイアール電気（大豊建設） / 資料：天気</text:p>
          </table:table-cell>
          <table:table-cell table:style-name="ce18"/>
          <table:table-cell table:style-name="ce4"/>
          <table:table-cell table:style-name="ce4" office:value-type="string">
            <text:p>N-35-35-22.229003 E-139-34-40.151367</text:p>
          </table:table-cell>
          <table:table-cell table:style-name="ce36" table:formula="of:=IF([.E8]=&quot;&quot;;[.C8];CONCATENATE([.C8];&quot; / &quot;;[.E8]))" office:value-type="string" office:string-value=":m 東和 PHOTO / 210225th / 神田駅 / 千代田区内神田１丁目計画 / １名 / アイアール電気（大豊建設） / 資料：天気">
            <text:p>:m 東和 PHOTO / 210225th / 神田駅 / 千代田区内神田１丁目計画 / １名 / アイアール電気（大豊建設） / 資料：天気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24_15-58-22_000.jpg</text:p>
          </table:table-cell>
          <table:table-cell table:style-name="ce19" office:value-type="string">
            <text:p>:m 東和 PHOTO / 210225th / 神田駅 / 千代田区内神田１丁目計画 / １名 / アイアール電気（大豊建設） / 資料：交通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9]=&quot;&quot;;[.C9];CONCATENATE([.C9];&quot; / &quot;;[.E9]))" office:value-type="string" office:string-value=":m 東和 PHOTO / 210225th / 神田駅 / 千代田区内神田１丁目計画 / １名 / アイアール電気（大豊建設） / 資料：交通">
            <text:p>:m 東和 PHOTO / 210225th / 神田駅 / 千代田区内神田１丁目計画 / １名 / アイアール電気（大豊建設） / 資料：交通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24_15-58-42_000.jpg</text:p>
          </table:table-cell>
          <table:table-cell table:style-name="ce19" office:value-type="string">
            <text:p>:m 東和 PHOTO / 210227sa / 神田駅 / 千代田区内神田１丁目計画 / １名 / アイアール電気（大豊建設） / 資料：天気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0]=&quot;&quot;;[.C10];CONCATENATE([.C10];&quot; / &quot;;[.E10]))" office:value-type="string" office:string-value=":m 東和 PHOTO / 210227sa / 神田駅 / 千代田区内神田１丁目計画 / １名 / アイアール電気（大豊建設） / 資料：天気">
            <text:p>:m 東和 PHOTO / 210227sa / 神田駅 / 千代田区内神田１丁目計画 / １名 / アイアール電気（大豊建設） / 資料：天気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24_15-59-53_000.jpg</text:p>
          </table:table-cell>
          <table:table-cell table:style-name="ce19" office:value-type="string">
            <text:p>:m 東和 PHOTO / 210227sa / 神田駅 / 千代田区内神田１丁目計画 / １名 / アイアール電気（大豊建設） / 資料：交通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1]=&quot;&quot;;[.C11];CONCATENATE([.C11];&quot; / &quot;;[.E11]))" office:value-type="string" office:string-value=":m 東和 PHOTO / 210227sa / 神田駅 / 千代田区内神田１丁目計画 / １名 / アイアール電気（大豊建設） / 資料：交通">
            <text:p>:m 東和 PHOTO / 210227sa / 神田駅 / 千代田区内神田１丁目計画 / １名 / アイアール電気（大豊建設） / 資料：交通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24_16-01-15_000.jpg</text:p>
          </table:table-cell>
          <table:table-cell table:style-name="ce19" office:value-type="string">
            <text:p>:m 東和 PHOTO / 210225th,210227sa / 神田駅 / 千代田区内神田１丁目計画 / １名 / アイアール電気（大豊建設） / 資料：スケジュール</text:p>
          </table:table-cell>
          <table:table-cell table:style-name="ce20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2]=&quot;&quot;;[.C12];CONCATENATE([.C12];&quot; / &quot;;[.E12]))" office:value-type="string" office:string-value=":m 東和 PHOTO / 210225th,210227sa / 神田駅 / 千代田区内神田１丁目計画 / １名 / アイアール電気（大豊建設） / 資料：スケジュール">
            <text:p>:m 東和 PHOTO / 210225th,210227sa / 神田駅 / 千代田区内神田１丁目計画 / １名 / アイアール電気（大豊建設） / 資料：スケジュール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24_16-03-56_000.jpg</text:p>
          </table:table-cell>
          <table:table-cell table:style-name="ce19" office:value-type="string">
            <text:p>:m 東和 PHOTO / 210225th,210227sa / 神田駅 / 千代田区内神田１丁目計画 / １名 / アイアール電気（大豊建設） / 資料：地図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3]=&quot;&quot;;[.C13];CONCATENATE([.C13];&quot; / &quot;;[.E13]))" office:value-type="string" office:string-value=":m 東和 PHOTO / 210225th,210227sa / 神田駅 / 千代田区内神田１丁目計画 / １名 / アイアール電気（大豊建設） / 資料：地図">
            <text:p>:m 東和 PHOTO / 210225th,210227sa / 神田駅 / 千代田区内神田１丁目計画 / １名 / アイアール電気（大豊建設） / 資料：地図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24_16-11-25_000.jpg</text:p>
          </table:table-cell>
          <table:table-cell table:style-name="ce19" office:value-type="string">
            <text:p>:m 東和 PHOTO / 210225th,210227sa / 神田駅 / 千代田区内神田１丁目計画 / １名 / アイアール電気（大豊建設） / 資料：地図：ストリート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4]=&quot;&quot;;[.C14];CONCATENATE([.C14];&quot; / &quot;;[.E14]))" office:value-type="string" office:string-value=":m 東和 PHOTO / 210225th,210227sa / 神田駅 / 千代田区内神田１丁目計画 / １名 / アイアール電気（大豊建設） / 資料：地図：ストリート">
            <text:p>:m 東和 PHOTO / 210225th,210227sa / 神田駅 / 千代田区内神田１丁目計画 / １名 / アイアール電気（大豊建設） / 資料：地図：ストリート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2-24_17-25-56_000.jpg</text:p>
          </table:table-cell>
          <table:table-cell table:style-name="ce8" office:value-type="string">
            <text:p>:m 1*1 RES / 64#78_10 / 『不完全性定理』 ゲーデル (goedel)、著；林晋、八杉満利子、訳・解説 / p.20 / w:嘘吐きのパラドックス；第１型の記号 / N~</text:p>
          </table:table-cell>
          <table:table-cell table:style-name="ce20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5]=&quot;&quot;;[.C15];CONCATENATE([.C15];&quot; / &quot;;[.E15]))" office:value-type="string" office:string-value=":m 1*1 RES / 64#78_10 / 『不完全性定理』 ゲーデル (goedel)、著；林晋、八杉満利子、訳・解説 / p.20 / w:嘘吐きのパラドックス；第１型の記号 / N~">
            <text:p>:m 1*1 RES / 64#78_10 / 『不完全性定理』 ゲーデル (goedel)、著；林晋、八杉満利子、訳・解説 / p.20 / w:嘘吐きのパラドックス；第１型の記号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2-24_19-10-28_000.jpg</text:p>
          </table:table-cell>
          <table:table-cell table:style-name="ce8" office:value-type="string">
            <text:p>:m :尺八,shakuhachi,bamboo 1*1 / session-memo / s.1:genr=~,score+,key=C#,memo=sec-1,R=~,other=continued-from-prev-1</text:p>
          </table:table-cell>
          <table:table-cell table:style-name="ce20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6]=&quot;&quot;;[.C16];CONCATENATE([.C16];&quot; / &quot;;[.E16]))" office:value-type="string" office:string-value=":m :尺八,shakuhachi,bamboo 1*1 / session-memo / s.1:genr=~,score+,key=C#,memo=sec-1,R=~,other=continued-from-prev-1">
            <text:p>:m :尺八,shakuhachi,bamboo 1*1 / session-memo / s.1:genr=~,score+,key=C#,memo=sec-1,R=~,other=continued-from-prev-1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2-24_20-33-12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2-24_22-05-52_000.jpg</text:p>
          </table:table-cell>
          <table:table-cell table:style-name="ce8" office:value-type="string">
            <text:p>:m 記録 / 身体 / ケガ / loc=右脚：大腿：膝蓋上方,cause=おできか,loc-incident=~,id=2021-02-21_22-55-48_000.jpg,phase=風呂から出た,apparatus=~,injury=引っかき傷,other=テープは貼っていない</text:p>
          </table:table-cell>
          <table:table-cell table:style-name="ce20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18]=&quot;&quot;;[.C18];CONCATENATE([.C18];&quot; / &quot;;[.E18]))" office:value-type="string" office:string-value=":m 記録 / 身体 / ケガ / loc=右脚：大腿：膝蓋上方,cause=おできか,loc-incident=~,id=2021-02-21_22-55-48_000.jpg,phase=風呂から出た,apparatus=~,injury=引っかき傷,other=テープは貼っていない">
            <text:p>:m 記録 / 身体 / ケガ / loc=右脚：大腿：膝蓋上方,cause=おできか,loc-incident=~,id=2021-02-21_22-55-48_000.jpg,phase=風呂から出た,apparatus=~,injury=引っかき傷,other=テープは貼っていない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2-24_22-09-29_000.jpg</text:p>
          </table:table-cell>
          <table:table-cell table:style-name="ce19" office:value-type="string">
            <text:p>:m 東和 PHOTO / 210225th / 神田駅 / 千代田区内神田１丁目計画 / １名 / アイアール電気（大豊建設） / 資料：交通：別のルート</text:p>
          </table:table-cell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string" office:string-value=":m 東和 PHOTO / 210225th / 神田駅 / 千代田区内神田１丁目計画 / １名 / アイアール電気（大豊建設） / 資料：交通：別のルート">
            <text:p>:m 東和 PHOTO / 210225th / 神田駅 / 千代田区内神田１丁目計画 / １名 / アイアール電気（大豊建設） / 資料：交通：別のルート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2-24_22-27-3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6.03302 E-139-34-47.017822</text:p>
          </table:table-cell>
          <table:table-cell table:style-name="ce36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2-24_23-53-50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7.516174 E-139-34-48.171386</text:p>
          </table:table-cell>
          <table:table-cell table:style-name="ce36" table:formula="of:=IF([.E21]=&quot;&quot;;[.C21];CONCATENATE([.C21];&quot; / &quot;;[.E21]))" office:value-type="string" office:string-value=":m :PHOTO 起きた時刻（夜中） / ">
            <text:p>:m :PHOTO 起きた時刻（夜中） /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2-25_01-35-25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 office:value-type="string">
            <text:p>N-35-35-26.03302 E-139-34-47.017822</text:p>
          </table:table-cell>
          <table:table-cell table:style-name="ce36" table:formula="of:=IF([.E22]=&quot;&quot;;[.C22];CONCATENATE([.C22];&quot; / &quot;;[.E22]))" office:value-type="string" office:string-value=":m :PHOTO 起きた時刻（夜中） / ">
            <text:p>:m :PHOTO 起きた時刻（夜中） /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2-25_04-04-02_000.jpg</text:p>
          </table:table-cell>
          <table:table-cell table:style-name="ce17" office:value-type="string">
            <text:p>:m :PHOTO 起きた時刻 / 2020</text:p>
          </table:table-cell>
          <table:table-cell table:style-name="ce24"/>
          <table:table-cell table:style-name="ce4"/>
          <table:table-cell table:style-name="ce4" office:value-type="string">
            <text:p>N-35-35-28.559875 E-139-34-48.171386</text:p>
          </table:table-cell>
          <table:table-cell table:style-name="ce36" table:formula="of:=IF([.E23]=&quot;&quot;;[.C23];CONCATENATE([.C23];&quot; / &quot;;[.E23]))" office:value-type="string" office:string-value=":m :PHOTO 起きた時刻 / 2020">
            <text:p>:m :PHOTO 起き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2-25_04-13-53_000.jpg</text:p>
          </table:table-cell>
          <table:table-cell table:style-name="ce17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7.516174 E-139-34-48.171386</text:p>
          </table:table-cell>
          <table:table-cell table:style-name="ce36" table:formula="of:=IF([.E24]=&quot;&quot;;[.C24];CONCATENATE([.C24];&quot; / &quot;;[.E24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2-25_04-37-07_000.jpg</text:p>
          </table:table-cell>
          <table:table-cell table:style-name="ce20" office:value-type="string">
            <text:p>:PHOTO 記録 / @自室 / target=充電：シェーバー / for=~ / occation=開始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5]=&quot;&quot;;[.C25];CONCATENATE([.C25];&quot; / &quot;;[.E25]))" office:value-type="string" office:string-value=":PHOTO 記録 / @自室 / target=充電：シェーバー / for=~ / occation=開始">
            <text:p>:PHOTO 記録 / @自室 / target=充電：シェーバー / for=~ / occation=開始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2-25_04-59-18_000.jpg</text:p>
          </table:table-cell>
          <table:table-cell table:style-name="ce8" office:value-type="string">
            <text:p>:PHOTO 記録しておきたいもの / @自室 / 記録用 / content=味噌の中に入っていた、小片</text:p>
          </table:table-cell>
          <table:table-cell table:style-name="ce17"/>
          <table:table-cell table:style-name="ce4"/>
          <table:table-cell table:style-name="ce4" office:value-type="string">
            <text:p>N-35-35-31.869506 E-139-34-43.557128</text:p>
          </table:table-cell>
          <table:table-cell table:style-name="ce36" table:formula="of:=IF([.E26]=&quot;&quot;;[.C26];CONCATENATE([.C26];&quot; / &quot;;[.E26]))" office:value-type="string" office:string-value=":PHOTO 記録しておきたいもの / @自室 / 記録用 / content=味噌の中に入っていた、小片">
            <text:p>:PHOTO 記録しておきたいもの / @自室 / 記録用 / content=味噌の中に入っていた、小片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2-25_04-59-35_000.jpg</text:p>
          </table:table-cell>
          <table:table-cell table:style-name="ce8" office:value-type="string">
            <text:p>:PHOTO 記録しておきたいもの / @自室 / 記録用 / content=味噌の中に入っていた、小片</text:p>
          </table:table-cell>
          <table:table-cell table:style-name="ce19"/>
          <table:table-cell table:style-name="ce4"/>
          <table:table-cell table:style-name="ce4" office:value-type="string">
            <text:p>N-35-35-31.869506 E-139-34-43.557128</text:p>
          </table:table-cell>
          <table:table-cell table:style-name="ce36" table:formula="of:=IF([.E27]=&quot;&quot;;[.C27];CONCATENATE([.C27];&quot; / &quot;;[.E27]))" office:value-type="string" office:string-value=":PHOTO 記録しておきたいもの / @自室 / 記録用 / content=味噌の中に入っていた、小片">
            <text:p>:PHOTO 記録しておきたいもの / @自室 / 記録用 / content=味噌の中に入っていた、小片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2-25_04-59-59_000.jpg</text:p>
          </table:table-cell>
          <table:table-cell table:style-name="ce8" office:value-type="string">
            <text:p>:PHOTO 記録しておきたいもの / @自室 / 記録用 / content=味噌の中に入っていた、小片</text:p>
          </table:table-cell>
          <table:table-cell table:style-name="ce17"/>
          <table:table-cell table:style-name="ce4"/>
          <table:table-cell table:style-name="ce4" office:value-type="string">
            <text:p>N-35-35-30.262756 E-139-34-44.710693</text:p>
          </table:table-cell>
          <table:table-cell table:style-name="ce36" table:formula="of:=IF([.E28]=&quot;&quot;;[.C28];CONCATENATE([.C28];&quot; / &quot;;[.E28]))" office:value-type="string" office:string-value=":PHOTO 記録しておきたいもの / @自室 / 記録用 / content=味噌の中に入っていた、小片">
            <text:p>:PHOTO 記録しておきたいもの / @自室 / 記録用 / content=味噌の中に入っていた、小片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2-25_05-15-36_000.jpg</text:p>
          </table:table-cell>
          <table:table-cell table:style-name="ce19" office:value-type="string">
            <text:p>-*</text:p>
          </table:table-cell>
          <table:table-cell table:style-name="ce20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9]=&quot;&quot;;[.C29];CONCATENATE([.C29];&quot; / &quot;;[.E29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2-25_05-20-53_000.jpg</text:p>
          </table:table-cell>
          <table:table-cell table:style-name="ce19" office:value-type="string">
            <text:p>:m 東和 PHOTO / 210225th / 神田駅 / 千代田区内神田１丁目計画 / １名 / アイアール電気（大豊建設） / 出発時間 / N-35-35-29.974365 E-139-35-1.904296</text:p>
          </table:table-cell>
          <table:table-cell table:style-name="ce19"/>
          <table:table-cell table:style-name="ce4" table:formula="of:=[.F30]" office:value-type="string" office:string-value="N-35-35-29.974365 E-139-35-1.904296">
            <text:p>N-35-35-29.974365 E-139-35-1.904296</text:p>
          </table:table-cell>
          <table:table-cell table:style-name="ce4" office:value-type="string">
            <text:p>N-35-35-29.974365 E-139-35-1.904296</text:p>
          </table:table-cell>
          <table:table-cell table:style-name="ce36" table:formula="of:=IF([.E30]=&quot;&quot;;[.C30];CONCATENATE([.C30];&quot; / &quot;;[.E30]))" office:value-type="string" office:string-value=":m 東和 PHOTO / 210225th / 神田駅 / 千代田区内神田１丁目計画 / １名 / アイアール電気（大豊建設） / 出発時間 / N-35-35-29.974365 E-139-35-1.904296 / N-35-35-29.974365 E-139-35-1.904296">
            <text:p>:m 東和 PHOTO / 210225th / 神田駅 / 千代田区内神田１丁目計画 / １名 / アイアール電気（大豊建設） / 出発時間 / N-35-35-29.974365 E-139-35-1.904296 / N-35-35-29.974365 E-139-35-1.904296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2-25_06-45-40_000.jpg</text:p>
          </table:table-cell>
          <table:table-cell table:style-name="ce19" office:value-type="string">
            <text:p>:m 東和 PHOTO / 210225th / 神田駅 / 千代田区内神田１丁目計画 / １名 / アイアール電気（大豊建設） / 現場状況 / N-35-41-28.897705 E-139-46-1.083984</text:p>
          </table:table-cell>
          <table:table-cell table:style-name="ce17"/>
          <table:table-cell table:style-name="ce4" table:formula="of:=[.F31]" office:value-type="string" office:string-value="N-35-41-28.897705 E-139-46-1.083984">
            <text:p>N-35-41-28.897705 E-139-46-1.083984</text:p>
          </table:table-cell>
          <table:table-cell table:style-name="ce4" office:value-type="string">
            <text:p>N-35-41-28.897705 E-139-46-1.083984</text:p>
          </table:table-cell>
          <table:table-cell table:style-name="ce36" table:formula="of:=IF([.E31]=&quot;&quot;;[.C31];CONCATENATE([.C31];&quot; / &quot;;[.E31]))" office:value-type="string" office:string-value=":m 東和 PHOTO / 210225th / 神田駅 / 千代田区内神田１丁目計画 / １名 / アイアール電気（大豊建設） / 現場状況 / N-35-41-28.897705 E-139-46-1.083984 / N-35-41-28.897705 E-139-46-1.083984">
            <text:p>:m 東和 PHOTO / 210225th / 神田駅 / 千代田区内神田１丁目計画 / １名 / アイアール電気（大豊建設） / 現場状況 / N-35-41-28.897705 E-139-46-1.083984 / N-35-41-28.897705 E-139-46-1.083984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2-25_06-45-45_000.jpg</text:p>
          </table:table-cell>
          <table:table-cell table:style-name="ce19" office:value-type="string">
            <text:p>:m 東和 PHOTO / 210225th / 神田駅 / 千代田区内神田１丁目計画 / １名 / アイアール電気（大豊建設） / 現場状況 / N-35-41-28.897705 E-139-46-1.083984</text:p>
          </table:table-cell>
          <table:table-cell table:style-name="ce20"/>
          <table:table-cell table:style-name="ce4" table:formula="of:=[.F32]" office:value-type="string" office:string-value="N-35-41-28.897705 E-139-46-1.083984">
            <text:p>N-35-41-28.897705 E-139-46-1.083984</text:p>
          </table:table-cell>
          <table:table-cell table:style-name="ce4" office:value-type="string">
            <text:p>N-35-41-28.897705 E-139-46-1.083984</text:p>
          </table:table-cell>
          <table:table-cell table:style-name="ce36" table:formula="of:=IF([.E32]=&quot;&quot;;[.C32];CONCATENATE([.C32];&quot; / &quot;;[.E32]))" office:value-type="string" office:string-value=":m 東和 PHOTO / 210225th / 神田駅 / 千代田区内神田１丁目計画 / １名 / アイアール電気（大豊建設） / 現場状況 / N-35-41-28.897705 E-139-46-1.083984 / N-35-41-28.897705 E-139-46-1.083984">
            <text:p>:m 東和 PHOTO / 210225th / 神田駅 / 千代田区内神田１丁目計画 / １名 / アイアール電気（大豊建設） / 現場状況 / N-35-41-28.897705 E-139-46-1.083984 / N-35-41-28.897705 E-139-46-1.083984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2-25_06-46-04_000.jpg</text:p>
          </table:table-cell>
          <table:table-cell table:style-name="ce19" office:value-type="string">
            <text:p>:m 東和 PHOTO / 210225th / 神田駅 / 千代田区内神田１丁目計画 / １名 / アイアール電気（大豊建設） / 現場状況 / N-35-41-29.117431 E-139-45-56.469726</text:p>
          </table:table-cell>
          <table:table-cell table:style-name="ce17"/>
          <table:table-cell table:style-name="ce4" table:formula="of:=[.F33]" office:value-type="string" office:string-value="N-35-41-29.117431 E-139-45-56.469726">
            <text:p>N-35-41-29.117431 E-139-45-56.469726</text:p>
          </table:table-cell>
          <table:table-cell table:style-name="ce4" office:value-type="string">
            <text:p>N-35-41-29.117431 E-139-45-56.469726</text:p>
          </table:table-cell>
          <table:table-cell table:style-name="ce36" table:formula="of:=IF([.E33]=&quot;&quot;;[.C33];CONCATENATE([.C33];&quot; / &quot;;[.E33]))" office:value-type="string" office:string-value=":m 東和 PHOTO / 210225th / 神田駅 / 千代田区内神田１丁目計画 / １名 / アイアール電気（大豊建設） / 現場状況 / N-35-41-29.117431 E-139-45-56.469726 / N-35-41-29.117431 E-139-45-56.469726">
            <text:p>:m 東和 PHOTO / 210225th / 神田駅 / 千代田区内神田１丁目計画 / １名 / アイアール電気（大豊建設） / 現場状況 / N-35-41-29.117431 E-139-45-56.469726 / N-35-41-29.117431 E-139-45-56.469726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2-25_07-30-59_000.jpg</text:p>
          </table:table-cell>
          <table:table-cell table:style-name="ce19" office:value-type="string">
            <text:p>:m 東和 PHOTO / 210225th / 神田駅 / 千代田区内神田１丁目計画 / １名 / アイアール電気（大豊建設） / 指示書：現場地図</text:p>
          </table:table-cell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string" office:string-value=":m 東和 PHOTO / 210225th / 神田駅 / 千代田区内神田１丁目計画 / １名 / アイアール電気（大豊建設） / 指示書：現場地図">
            <text:p>:m 東和 PHOTO / 210225th / 神田駅 / 千代田区内神田１丁目計画 / １名 / アイアール電気（大豊建設） / 指示書：現場地図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2-25_18-40-27_000.jpg</text:p>
          </table:table-cell>
          <table:table-cell table:style-name="ce19" office:value-type="string">
            <text:p>:m 東和 PHOTO / 210225th / 神田駅 / 千代田区内神田１丁目計画 / １名 / アイアール電気（大豊建設） / 日報 / N-35-35-21.542358 E-139-34-43.557128</text:p>
          </table:table-cell>
          <table:table-cell table:style-name="ce18"/>
          <table:table-cell table:style-name="ce4" table:formula="of:=[.F35]" office:value-type="string" office:string-value="N-35-35-21.542358 E-139-34-43.557128">
            <text:p>N-35-35-21.542358 E-139-34-43.557128</text:p>
          </table:table-cell>
          <table:table-cell table:style-name="ce4" office:value-type="string">
            <text:p>N-35-35-21.542358 E-139-34-43.557128</text:p>
          </table:table-cell>
          <table:table-cell table:style-name="ce36" table:formula="of:=IF([.E35]=&quot;&quot;;[.C35];CONCATENATE([.C35];&quot; / &quot;;[.E35]))" office:value-type="string" office:string-value=":m 東和 PHOTO / 210225th / 神田駅 / 千代田区内神田１丁目計画 / １名 / アイアール電気（大豊建設） / 日報 / N-35-35-21.542358 E-139-34-43.557128 / N-35-35-21.542358 E-139-34-43.557128">
            <text:p>:m 東和 PHOTO / 210225th / 神田駅 / 千代田区内神田１丁目計画 / １名 / アイアール電気（大豊建設） / 日報 / N-35-35-21.542358 E-139-34-43.557128 / N-35-35-21.542358 E-139-34-43.557128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2-25_20-59-44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36]=&quot;&quot;;[.C36];CONCATENATE([.C36];&quot; / &quot;;[.E36]))" office:value-type="string" office:string-value=":m 食べた物">
            <text:p>:m 食べた物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2-26_00-33-19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37]=&quot;&quot;;[.C37];CONCATENATE([.C37];&quot; / &quot;;[.E37]))" office:value-type="string" office:string-value=":m :PHOTO 寝た時刻 / 2020">
            <text:p>:m :PHOTO 寝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2-26_07-53-42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38]=&quot;&quot;;[.C38];CONCATENATE([.C38];&quot; / &quot;;[.E38]))" office:value-type="string" office:string-value=":m :PHOTO 起きた時刻 / 2020">
            <text:p>:m :PHOTO 起き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1-02-26_08-09-45_000.jpg</text:p>
          </table:table-cell>
          <table:table-cell table:style-name="ce8" office:value-type="string">
            <text:p>:PHOTO 記録 / 経過記録；作ったもの / food=焼酎漬け / material=ニンニク：４玉；liquor=麦焼酎：600ml,time=210215,container=big-medium-jar-at-kitchen / type=~,other=~,id=2021-02-21_07-51-22_000.jpg</text:p>
          </table:table-cell>
          <table:table-cell table:style-name="ce19"/>
          <table:table-cell table:style-name="ce4"/>
          <table:table-cell table:style-name="ce4" office:value-type="string">
            <text:p>N-35-35-58.305358 E-139-35-3.057861</text:p>
          </table:table-cell>
          <table:table-cell table:style-name="ce36" table:formula="of:=IF([.E39]=&quot;&quot;;[.C39];CONCATENATE([.C39];&quot; / &quot;;[.E39]))" office:value-type="string" office:string-value=":PHOTO 記録 / 経過記録；作ったもの / food=焼酎漬け / material=ニンニク：４玉；liquor=麦焼酎：600ml,time=210215,container=big-medium-jar-at-kitchen / type=~,other=~,id=2021-02-21_07-51-22_000.jpg">
            <text:p>:PHOTO 記録 / 経過記録；作ったもの / food=焼酎漬け / material=ニンニク：４玉；liquor=麦焼酎：600ml,time=210215,container=big-medium-jar-at-kitchen / type=~,other=~,id=2021-02-21_07-51-22_000.jpg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1-02-26_08-13-07_000.jpg</text:p>
          </table:table-cell>
          <table:table-cell table:style-name="ce19" office:value-type="string">
            <text:p>:m 1*1 RES / JVEMV6 64#90_?? / 『日本の思想　１３　新井白石集　折りたく柴の記』 著者=新井白石、桑原武夫、編集 / p.262 / w:~,topic:白石、庭を見る / N~</text:p>
          </table:table-cell>
          <table:table-cell table:style-name="ce17"/>
          <table:table-cell table:style-name="ce4"/>
          <table:table-cell table:style-name="ce4" office:value-type="string">
            <text:p>N-35-35-28.710937 E-139-34-49.874267</text:p>
          </table:table-cell>
          <table:table-cell table:style-name="ce36" table:formula="of:=IF([.E40]=&quot;&quot;;[.C40];CONCATENATE([.C40];&quot; / &quot;;[.E40]))" office:value-type="string" office:string-value=":m 1*1 RES / JVEMV6 64#90_?? / 『日本の思想　１３　新井白石集　折りたく柴の記』 著者=新井白石、桑原武夫、編集 / p.262 / w:~,topic:白石、庭を見る / N~">
            <text:p>:m 1*1 RES / JVEMV6 64#90_?? / 『日本の思想　１３　新井白石集　折りたく柴の記』 著者=新井白石、桑原武夫、編集 / p.262 / w:~,topic:白石、庭を見る / N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1-02-26_08-15-04_000.jpg</text:p>
          </table:table-cell>
          <table:table-cell table:style-name="ce19" office:value-type="string">
            <text:p>:i 尺八,shakuhachi / 曲作り / content=作る際の、ルーティン；手順</text:p>
          </table:table-cell>
          <table:table-cell table:style-name="ce27"/>
          <table:table-cell table:style-name="ce4"/>
          <table:table-cell table:style-name="ce4" office:value-type="string">
            <text:p>N-35-35-16.955566 E-139-34-42.458496</text:p>
          </table:table-cell>
          <table:table-cell table:style-name="ce36" table:formula="of:=IF([.E41]=&quot;&quot;;[.C41];CONCATENATE([.C41];&quot; / &quot;;[.E41]))" office:value-type="string" office:string-value=":i 尺八,shakuhachi / 曲作り / content=作る際の、ルーティン；手順">
            <text:p>:i 尺八,shakuhachi / 曲作り / content=作る際の、ルーティン；手順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1-02-26_08-15-18_000.jpg</text:p>
          </table:table-cell>
          <table:table-cell table:style-name="ce17" office:value-type="string">
            <text:p>:tome/ (J*) / content=自らの性を知り、明らかにしていく；その途の半ばで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42]=&quot;&quot;;[.C42];CONCATENATE([.C42];&quot; / &quot;;[.E42]))" office:value-type="string" office:string-value=":tome/ (J*) / content=自らの性を知り、明らかにしていく；その途の半ばで">
            <text:p>:tome/ (J*) / content=自らの性を知り、明らかにしていく；その途の半ばで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1-02-26_08-15-31_000.jpg</text:p>
          </table:table-cell>
          <table:table-cell table:style-name="ce20" office:value-type="string">
            <text:p>:m :lets / action activity / やること / content=尺八、篠笛：曲、書き始めよう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43]=&quot;&quot;;[.C43];CONCATENATE([.C43];&quot; / &quot;;[.E43]))" office:value-type="string" office:string-value=":m :lets / action activity / やること / content=尺八、篠笛：曲、書き始めよう">
            <text:p>:m :lets / action activity / やること / content=尺八、篠笛：曲、書き始めよう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4" office:value-type="string">
            <text:p>2021-02-26_08-15-54_000.jpg</text:p>
          </table:table-cell>
          <table:table-cell table:style-name="ce20" office:value-type="string">
            <text:p>:m :lets / action activity / やること / content=ペイント：始めよう；steps、photoへ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44]=&quot;&quot;;[.C44];CONCATENATE([.C44];&quot; / &quot;;[.E44]))" office:value-type="string" office:string-value=":m :lets / action activity / やること / content=ペイント：始めよう；steps、photoへ">
            <text:p>:m :lets / action activity / やること / content=ペイント：始めよう；steps、photoへ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4" office:value-type="string">
            <text:p>2021-02-26_08-16-19_000.jpg</text:p>
          </table:table-cell>
          <table:table-cell table:style-name="ce8" office:value-type="string">
            <text:p>:m :尺八,shakuhachi,bamboo 1*1 / session-memo / s.1:genr=~,score+,key=A,memo=sec-1,R=~,other=以前にやったもの：western-like \\\ s.2:key=A,genr=t.m.,other=tuning:quarter-down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45]=&quot;&quot;;[.C45];CONCATENATE([.C45];&quot; / &quot;;[.E45]))" office:value-type="string" office:string-value=":m :尺八,shakuhachi,bamboo 1*1 / session-memo / s.1:genr=~,score+,key=A,memo=sec-1,R=~,other=以前にやったもの：western-like \\\ s.2:key=A,genr=t.m.,other=tuning:quarter-down">
            <text:p>:m :尺八,shakuhachi,bamboo 1*1 / session-memo / s.1:genr=~,score+,key=A,memo=sec-1,R=~,other=以前にやったもの：western-like \\\ s.2:key=A,genr=t.m.,other=tuning:quarter-down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4" office:value-type="string">
            <text:p>2021-02-26_08-36-31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46]=&quot;&quot;;[.C46];CONCATENATE([.C46];&quot; / &quot;;[.E46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2021-02-26_11-11-53_000.jpg</text:p>
          </table:table-cell>
          <table:table-cell table:style-name="ce19" office:value-type="string">
            <text:p>:m 1-2*3 RES / JVEMV6 64#90_?? / 『日本の思想　１３　新井白石集　折りたく柴の記』 著者=新井白石、桑原武夫、編集 / p.263 / w:~,topic:小出；井上；２百両；噴火 / N~</text:p>
          </table:table-cell>
          <table:table-cell table:style-name="ce4"/>
          <table:table-cell table:style-name="ce4"/>
          <table:table-cell table:style-name="ce4" office:value-type="string">
            <text:p>N-35-35-28.559875 E-139-34-48.171386</text:p>
          </table:table-cell>
          <table:table-cell table:style-name="ce36" table:formula="of:=IF([.E47]=&quot;&quot;;[.C47];CONCATENATE([.C47];&quot; / &quot;;[.E47]))" office:value-type="string" office:string-value=":m 1-2*3 RES / JVEMV6 64#90_?? / 『日本の思想　１３　新井白石集　折りたく柴の記』 著者=新井白石、桑原武夫、編集 / p.263 / w:~,topic:小出；井上；２百両；噴火 / N~">
            <text:p>:m 1-2*3 RES / JVEMV6 64#90_?? / 『日本の思想　１３　新井白石集　折りたく柴の記』 著者=新井白石、桑原武夫、編集 / p.263 / w:~,topic:小出；井上；２百両；噴火 / N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4" office:value-type="string">
            <text:p>2021-02-26_11-12-21_000.jpg</text:p>
          </table:table-cell>
          <table:table-cell table:style-name="ce19" office:value-type="string">
            <text:p>:m 3*3 RES / JVEMV6 64#90_?? / 『日本の思想　１３　新井白石集　折りたく柴の記』 著者=新井白石、桑原武夫、編集 / p.263 / w:~,topic:噴火；当十；白毛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48]=&quot;&quot;;[.C48];CONCATENATE([.C48];&quot; / &quot;;[.E48]))" office:value-type="string" office:string-value=":m 3*3 RES / JVEMV6 64#90_?? / 『日本の思想　１３　新井白石集　折りたく柴の記』 著者=新井白石、桑原武夫、編集 / p.263 / w:~,topic:噴火；当十；白毛 / N~">
            <text:p>:m 3*3 RES / JVEMV6 64#90_?? / 『日本の思想　１３　新井白石集　折りたく柴の記』 著者=新井白石、桑原武夫、編集 / p.263 / w:~,topic:噴火；当十；白毛 / N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4" office:value-type="string">
            <text:p>2021-02-26_11-18-30_000.jpg</text:p>
          </table:table-cell>
          <table:table-cell table:style-name="ce19" office:value-type="string">
            <text:p>:m 東和 PHOTO / 210227sa / 神田駅 / 千代田区内神田１丁目計画 / １名 / アイアール電気（大豊建設） / 資料：天気</text:p>
          </table:table-cell>
          <table:table-cell table:style-name="ce4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6" table:formula="of:=IF([.E49]=&quot;&quot;;[.C49];CONCATENATE([.C49];&quot; / &quot;;[.E49]))" office:value-type="string" office:string-value=":m 東和 PHOTO / 210227sa / 神田駅 / 千代田区内神田１丁目計画 / １名 / アイアール電気（大豊建設） / 資料：天気">
            <text:p>:m 東和 PHOTO / 210227sa / 神田駅 / 千代田区内神田１丁目計画 / １名 / アイアール電気（大豊建設） / 資料：天気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4_21-29-43_000.mid</text:p>
          </table:table-cell>
          <table:table-cell table:style-name="ce8" office:value-type="string">
            <text:p>:in-mid / app=perfect-piano / 演奏、play / id-2021-0224-1 / category=melody,inst=~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string" office:string-value=":in-mid / app=perfect-piano / 演奏、play / id-2021-0224-1 / category=melody,inst=~,for=~,genre=~">
            <text:p>:in-mid / app=perfect-piano / 演奏、play / id-2021-0224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5_04-57-25_000.mid</text:p>
          </table:table-cell>
          <table:table-cell table:style-name="ce8" office:value-type="string">
            <text:p>:in-mid / app=perfect-piano / 演奏、play / id-2021-0225-1 / category=melody,inst=~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string" office:string-value=":in-mid / app=perfect-piano / 演奏、play / id-2021-0225-1 / category=melody,inst=~,for=~,genre=~">
            <text:p>:in-mid / app=perfect-piano / 演奏、play / id-2021-0225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5_22-42-27_000.mid</text:p>
          </table:table-cell>
          <table:table-cell table:style-name="ce8" office:value-type="string">
            <text:p>:in-mid / app=perfect-piano / 演奏、play / id-2021-0225-2 / category=melody,inst=~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string" office:string-value=":in-mid / app=perfect-piano / 演奏、play / id-2021-0225-2 / category=melody,inst=~,for=~,genre=~">
            <text:p>:in-mid / app=perfect-piano / 演奏、play / id-2021-0225-2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25_23-55-10_000.mid</text:p>
          </table:table-cell>
          <table:table-cell table:style-name="ce8" office:value-type="string">
            <text:p>:in-mid / app=perfect-piano / 演奏、play / id-2021-0225-3 / category=melody,inst=~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string" office:string-value=":in-mid / app=perfect-piano / 演奏、play / id-2021-0225-3 / category=melody,inst=~,for=~,genre=~">
            <text:p>:in-mid / app=perfect-piano / 演奏、play / id-2021-0225-3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26_07-52-13_000.mid</text:p>
          </table:table-cell>
          <table:table-cell table:style-name="ce8" office:value-type="string">
            <text:p>:in-mid / app=perfect-piano / 演奏、play / id-2021-0226-1 / category=melody,inst=~,for=~,genre=~,other=cont-to:2021-02-26_08-07-48_000.mid</text:p>
          </table:table-cell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string" office:string-value=":in-mid / app=perfect-piano / 演奏、play / id-2021-0226-1 / category=melody,inst=~,for=~,genre=~,other=cont-to:2021-02-26_08-07-48_000.mid">
            <text:p>:in-mid / app=perfect-piano / 演奏、play / id-2021-0226-1 / category=melody,inst=~,for=~,genre=~,other=cont-to:2021-02-26_08-07-48_000.mid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26_07-57-00_000.m4a</text:p>
          </table:table-cell>
          <table:table-cell table:style-name="ce26" office:value-type="string">
            <text:p>:VOICE-MEMO / @自宅 / メモ / todo / content=東和の仕事準備：前日：ひげ剃り</text:p>
          </table:table-cell>
          <table:table-cell table:style-name="ce8" office:value-type="string">
            <text:p>todo</text:p>
          </table:table-cell>
          <table:table-cell table:style-name="ce4"/>
          <table:table-cell table:style-name="ce4"/>
          <table:table-cell table:style-name="ce36" table:formula="of:=IF([.E55]=&quot;&quot;;[.C55];CONCATENATE([.C55];&quot; / &quot;;[.E55]))" office:value-type="string" office:string-value=":VOICE-MEMO / @自宅 / メモ / todo / content=東和の仕事準備：前日：ひげ剃り">
            <text:p>:VOICE-MEMO / @自宅 / メモ / todo / content=東和の仕事準備：前日：ひげ剃り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26_08-07-48_000.mid</text:p>
          </table:table-cell>
          <table:table-cell table:style-name="ce8" office:value-type="string">
            <text:p>:in-mid / app=perfect-piano / 演奏、play / id-2021-0226-2 / category=melody,inst=~,for=~,genre=~,other=cont.prev-1:2021-02-26_07-52-13_000.mid</text:p>
          </table:table-cell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string" office:string-value=":in-mid / app=perfect-piano / 演奏、play / id-2021-0226-2 / category=melody,inst=~,for=~,genre=~,other=cont.prev-1:2021-02-26_07-52-13_000.mid">
            <text:p>:in-mid / app=perfect-piano / 演奏、play / id-2021-0226-2 / category=melody,inst=~,for=~,genre=~,other=cont.prev-1:2021-02-26_07-52-13_000.mid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2021/02/26</text:date>, <text:time>12:22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26T12:22:10.86</dc:date>
    <dc:creator>iwabuchi ken</dc:creator>
    <meta:editing-duration>P31DT15H4M33S</meta:editing-duration>
    <meta:editing-cycles>11790</meta:editing-cycles>
    <meta:document-statistic meta:table-count="1" meta:cell-count="472" meta:object-count="0"/>
  </office:meta>
</office:document-meta>
</file>